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0576in" text:min-label-width="0in" text:list-level-position-and-space-mode="label-alignment">
          <style:list-level-label-alignment text:label-followed-by="listtab" fo:margin-left="0.0576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902in" text:min-label-width="0in" text:list-level-position-and-space-mode="label-alignment">
          <style:list-level-label-alignment text:label-followed-by="listtab" fo:margin-left="0.7902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902in" text:min-label-width="0in" text:list-level-position-and-space-mode="label-alignment">
          <style:list-level-label-alignment text:label-followed-by="listtab" fo:margin-left="1.2902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902in" text:min-label-width="0in" text:list-level-position-and-space-mode="label-alignment">
          <style:list-level-label-alignment text:label-followed-by="listtab" fo:margin-left="1.7902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902in" text:min-label-width="0in" text:list-level-position-and-space-mode="label-alignment">
          <style:list-level-label-alignment text:label-followed-by="listtab" fo:margin-left="2.2902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902in" text:min-label-width="0in" text:list-level-position-and-space-mode="label-alignment">
          <style:list-level-label-alignment text:label-followed-by="listtab" fo:margin-left="2.7902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902in" text:min-label-width="0in" text:list-level-position-and-space-mode="label-alignment">
          <style:list-level-label-alignment text:label-followed-by="listtab" fo:margin-left="3.2902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902in" text:min-label-width="0in" text:list-level-position-and-space-mode="label-alignment">
          <style:list-level-label-alignment text:label-followed-by="listtab" fo:margin-left="3.7902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902in" text:min-label-width="0in" text:list-level-position-and-space-mode="label-alignment">
          <style:list-level-label-alignment text:label-followed-by="listtab" fo:margin-left="4.2902in" fo:text-indent="0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list-format-name="NLF1" style:num-format="1" text:start-value="3">
        <style:list-level-properties text:space-before="0.2743in" text:min-label-width="0in" text:list-level-position-and-space-mode="label-alignment">
          <style:list-level-label-alignment text:label-followed-by="listtab" fo:margin-left="0.2743in" fo:text-indent="0in"/>
        </style:list-level-properties>
      </text:list-level-style-number>
      <text:list-level-style-number text:level="2" text:style-name="WW_CharLFO2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4729in" fo:line-height="107%" fo:margin-left="0.0097in" fo:text-indent="0in">
        <style:tab-stops/>
      </style:paragraph-properties>
    </style:style>
    <style:style style:name="P2" style:parent-style-name="Normal" style:family="paragraph">
      <style:paragraph-properties fo:text-align="start" fo:margin-bottom="0in" fo:line-height="117%" fo:margin-left="0.0416in" fo:text-indent="0.9847in">
        <style:tab-stops/>
      </style:paragraph-properties>
    </style:style>
    <style:style style:name="P3" style:parent-style-name="Normal" style:family="paragraph">
      <style:paragraph-properties fo:margin-left="0.0576in" fo:margin-right="0.034in">
        <style:tab-stops/>
      </style:paragraph-properties>
    </style:style>
    <style:style style:name="P4" style:parent-style-name="Normal" style:family="paragraph">
      <style:paragraph-properties fo:margin-right="0.034in"/>
    </style:style>
    <style:style style:name="P5" style:parent-style-name="Normal" style:family="paragraph">
      <style:paragraph-properties fo:margin-right="0.034in"/>
    </style:style>
    <style:style style:name="P6" style:parent-style-name="Normal" style:family="paragraph">
      <style:paragraph-properties fo:margin-right="0.034in"/>
    </style:style>
    <style:style style:name="P7" style:parent-style-name="Normal" style:family="paragraph">
      <style:paragraph-properties fo:margin-right="0.034in"/>
    </style:style>
    <style:style style:name="P8" style:parent-style-name="Normal" style:family="paragraph">
      <style:paragraph-properties fo:margin-right="0.034in"/>
    </style:style>
    <style:style style:name="P9" style:parent-style-name="Normal" style:family="paragraph">
      <style:paragraph-properties fo:margin-right="0.034in"/>
    </style:style>
    <style:style style:name="P10" style:parent-style-name="Normal" style:family="paragraph">
      <style:paragraph-properties fo:margin-right="0.034in"/>
    </style:style>
    <style:style style:name="P11" style:parent-style-name="Normal" style:family="paragraph">
      <style:paragraph-properties fo:margin-right="0.034in"/>
    </style:style>
    <style:style style:name="P12" style:parent-style-name="Normal" style:family="paragraph">
      <style:paragraph-properties fo:margin-right="0.034in"/>
    </style:style>
    <style:style style:name="P13" style:parent-style-name="Normal" style:family="paragraph">
      <style:paragraph-properties fo:margin-right="0.034in"/>
    </style:style>
    <style:style style:name="P14" style:parent-style-name="Normal" style:family="paragraph">
      <style:paragraph-properties fo:margin-bottom="0.5604in" fo:margin-right="0.034in"/>
    </style:style>
    <style:style style:name="P15" style:parent-style-name="Normal" style:family="paragraph">
      <style:paragraph-properties fo:text-align="end" fo:margin-bottom="0.0173in" fo:line-height="107%" fo:margin-left="0in" fo:margin-right="0.0416in" fo:text-indent="0in">
        <style:tab-stops/>
      </style:paragraph-properties>
    </style:style>
    <style:style style:name="P16" style:parent-style-name="Normal" style:family="paragraph">
      <style:paragraph-properties fo:margin-bottom="0.4562in" fo:margin-left="0.0576in" fo:margin-right="0.034in">
        <style:tab-stops/>
      </style:paragraph-properties>
    </style:style>
    <style:style style:name="P17" style:parent-style-name="Normal" style:family="paragraph">
      <style:paragraph-properties fo:text-align="start" fo:margin-bottom="0.4437in" fo:line-height="107%" fo:margin-left="0in" fo:text-indent="0in">
        <style:tab-stops/>
      </style:paragraph-properties>
    </style:style>
    <style:style style:name="T18" style:parent-style-name="Fonteparág.padrão" style:family="text">
      <style:text-properties fo:font-size="12pt" style:font-size-asian="12pt"/>
    </style:style>
    <style:style style:name="T19" style:parent-style-name="Fonteparág.padrão" style:family="text">
      <style:text-properties fo:font-size="11pt" style:font-size-asian="11pt"/>
    </style:style>
    <style:style style:name="T20" style:parent-style-name="Fonteparág.padrão" style:family="text">
      <style:text-properties fo:font-size="11pt" style:font-size-asian="11pt"/>
    </style:style>
    <style:style style:name="T21" style:parent-style-name="Fonteparág.padrão" style:family="text">
      <style:text-properties fo:font-size="11pt" style:font-size-asian="11pt"/>
    </style:style>
    <style:style style:name="P22" style:parent-style-name="Normal" style:family="paragraph">
      <style:paragraph-properties fo:text-align="center" fo:margin-bottom="0.0083in" fo:line-height="110%" fo:margin-left="0.0152in" fo:margin-right="0.0034in">
        <style:tab-stops/>
      </style:paragraph-properties>
    </style:style>
    <style:style style:name="T23" style:parent-style-name="Fonteparág.padrão" style:family="text">
      <style:text-properties fo:font-size="11pt" style:font-size-asian="11pt"/>
    </style:style>
    <style:style style:name="P24" style:parent-style-name="Normal" style:family="paragraph">
      <style:paragraph-properties fo:text-align="center" fo:margin-bottom="0.5652in" fo:line-height="110%" fo:margin-left="0.0152in">
        <style:tab-stops/>
      </style:paragraph-properties>
    </style:style>
    <style:style style:name="T25" style:parent-style-name="Fonteparág.padrão" style:family="text">
      <style:text-properties fo:font-size="11pt" style:font-size-asian="11pt"/>
    </style:style>
    <style:style style:name="P26" style:parent-style-name="Normal" style:family="paragraph">
      <style:paragraph-properties fo:margin-bottom="0.1583in" fo:line-height="104%" fo:margin-left="0.0576in" fo:margin-right="0.05in">
        <style:tab-stops/>
      </style:paragraph-properties>
    </style:style>
    <style:style style:name="T27" style:parent-style-name="Fonteparág.padrão" style:family="text">
      <style:text-properties fo:font-size="12pt" style:font-size-asian="12pt"/>
    </style:style>
    <style:style style:name="P28" style:parent-style-name="Normal" style:family="paragraph">
      <style:paragraph-properties fo:margin-bottom="0.1909in" fo:line-height="104%" fo:margin-left="0.0576in" fo:margin-right="0.05in">
        <style:tab-stops/>
      </style:paragraph-properties>
    </style:style>
    <style:style style:name="T29" style:parent-style-name="Fonteparág.padrão" style:family="text">
      <style:text-properties fo:font-size="12pt" style:font-size-asian="12pt"/>
    </style:style>
    <style:style style:name="P30" style:parent-style-name="Normal" style:family="paragraph">
      <style:paragraph-properties fo:margin-left="0.0576in" fo:margin-right="0.034in">
        <style:tab-stops/>
      </style:paragraph-properties>
    </style:style>
    <style:style style:name="T31" style:parent-style-name="Fonteparág.padrão" style:family="text">
      <style:text-properties fo:font-size="12pt" style:font-size-asian="12pt"/>
    </style:style>
    <style:style style:name="P32" style:parent-style-name="Normal" style:family="paragraph">
      <style:paragraph-properties fo:margin-bottom="0.1319in" fo:line-height="104%" fo:margin-left="0.0576in" fo:margin-right="0.05in">
        <style:tab-stops/>
      </style:paragraph-properties>
    </style:style>
    <style:style style:name="T33" style:parent-style-name="Fonteparág.padrão" style:family="text">
      <style:text-properties fo:font-size="12pt" style:font-size-asian="12pt"/>
    </style:style>
    <style:style style:name="T34" style:parent-style-name="Fonteparág.padrão" style:family="text">
      <style:text-properties fo:font-weight="bold" style:font-weight-asian="bold" fo:font-size="12pt" style:font-size-asian="12pt"/>
    </style:style>
    <style:style style:name="P35" style:parent-style-name="Normal" style:family="paragraph">
      <style:paragraph-properties fo:margin-bottom="0.1583in" fo:line-height="104%" fo:margin-right="0.05in" fo:text-indent="-0.2236in"/>
    </style:style>
    <style:style style:name="T36" style:parent-style-name="Fonteparág.padrão" style:family="text">
      <style:text-properties fo:font-size="12pt" style:font-size-asian="12pt"/>
    </style:style>
    <style:style style:name="P37" style:parent-style-name="Normal" style:family="paragraph">
      <style:paragraph-properties fo:margin-bottom="0.1583in" fo:line-height="104%" fo:margin-right="0.05in" fo:text-indent="-0.2236in"/>
    </style:style>
    <style:style style:name="T38" style:parent-style-name="Fonteparág.padrão" style:family="text">
      <style:text-properties fo:font-size="12pt" style:font-size-asian="12pt"/>
    </style:style>
    <style:style style:name="P39" style:parent-style-name="Normal" style:family="paragraph">
      <style:paragraph-properties fo:margin-bottom="0.1583in" fo:line-height="104%" fo:margin-right="0.05in" fo:text-indent="-0.2236in"/>
    </style:style>
    <style:style style:name="T40" style:parent-style-name="Fonteparág.padrão" style:family="text">
      <style:text-properties fo:font-size="12pt" style:font-size-asian="12pt"/>
    </style:style>
    <style:style style:name="P41" style:parent-style-name="Normal" style:family="paragraph">
      <style:paragraph-properties fo:margin-bottom="0.1583in" fo:line-height="104%" fo:margin-right="0.05in" fo:text-indent="-0.2236in"/>
    </style:style>
    <style:style style:name="T42" style:parent-style-name="Fonteparág.padrão" style:family="text">
      <style:text-properties fo:font-size="12pt" style:font-size-asian="12pt"/>
    </style:style>
    <style:style style:name="P43" style:parent-style-name="Normal" style:family="paragraph">
      <style:paragraph-properties fo:margin-bottom="0.1583in" fo:line-height="104%" fo:margin-right="0.05in" fo:text-indent="-0.2236in"/>
    </style:style>
    <style:style style:name="T44" style:parent-style-name="Fonteparág.padrão" style:family="text">
      <style:text-properties fo:font-size="12pt" style:font-size-asian="12pt"/>
    </style:style>
    <style:style style:name="P45" style:parent-style-name="Normal" style:family="paragraph">
      <style:paragraph-properties fo:text-align="center" fo:margin-bottom="0in" fo:line-height="107%" fo:margin-left="0.0104in" fo:text-indent="0in">
        <style:tab-stops/>
      </style:paragraph-properties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</office:automatic-styles>
  <office:body>
    <office:text text:use-soft-page-breaks="true">
      <text:p text:style-name="P1">ANEXO III</text:p>
      <text:h text:style-name="Título1" text:outline-level="1">TERMO DE CIÊNCIA DE BOAS PRÁTICAS E RECOMENDAÇÕES DE SEGURANÇA CIBERNÉTICA</text:h>
      <text:p text:style-name="P2">Eu,<text:s/>[onshow.tbsboxNome](1), regularmente inscrito na Ordem dos Advogados do Brasil Seccional<text:s/><text:bookmark-start text:name="_Hlk200552062"/>[onshow.tbsSeccional]<text:bookmark-end text:name="_Hlk200552062"/>(2*), portador do CPF nº[onshow.tbsboxCpf](3),<text:tab/><text:s/><text:tab/>residente<text:tab/><text:s/><text:tab/>e<text:tab/><text:s/><text:tab/>domiciliado(a)<text:tab/><text:s/><text:tab/>em</text:p>
      <text:p text:style-name="P3">[onshow.tbsboxEndereco](4), declaro perante o Instituto Nacional do Seguro Social ter ciência inequívoca das responsabilidades inerentes às atribuições a mim conferidas em virtude do ACORDO firmado entre o INSS e a OAB<text:s/><text:bookmark-start text:name="_Hlk200552042"/>[onshow.tbsboxOAB]<text:bookmark-end text:name="_Hlk200552042"/>(5), e das BOAS PRÁTICAS E RECOMENDAÇÕES DE SEGURANÇA CIBERNÉTICA, listadas a seguir:</text:p>
      <text:list text:style-name="LFO1" text:continue-numbering="true">
        <text:list-item>
          <text:p text:style-name="P4">Não divulgar login e senha, sendo estritamente proibido compartilhar ascredenciais de acesso dos sistemas do INSS com qualquer pessoa ou qualquer sistema, seja próprio ou de uma empresa privada. Essa prática é considerada um incidente de segurança e pode comprometer a integridade dos dados, podendo ocorrer o bloqueio das credenciais.</text:p>
        </text:list-item>
        <text:list-item>
          <text:p text:style-name="P5">Observar a estação de trabalho, verificando regularmente se a estação detrabalho não possui dispositivos de keyloggers físicos, conectados às portas USB, especialmente na porta do teclado. Esses dispositivos podem coletar informações digitadas e comprometer a segurança dos dados.</text:p>
        </text:list-item>
        <text:list-item>
          <text:p text:style-name="P6">Evitar senha que seja previsível. Ao criar a senha não incluir dados quecontenha informações pessoais facilmente acessíveis ou sequências óbvias. Não utilizar números sequenciais, datas de aniversário, nomes de parentes ou palavras comuns, pois são mais suscetíveis a ataques.</text:p>
        </text:list-item>
        <text:list-item>
          <text:p text:style-name="P7">Sempre criar senhas fortes e únicas para cada sistema. Evitar utilizar senhas emdiferentes plataformas certificando que a as mesmas são complexas, combinando letras maiúsculas, minúsculas, números e caracteres especiais.</text:p>
        </text:list-item>
        <text:list-item>
          <text:p text:style-name="P8">Manter o software atualizado, mantendo o sistema operacional e softwareantivírus sempre atualizados para proteger contra vulnerabilidades conhecidas e ameaças cibernéticas.</text:p>
        </text:list-item>
        <text:list-item>
          <text:p text:style-name="P9">Evitar acesso remoto não autorizado, não permitindo o acesso remoto aocomputador, a menos que seja estritamente necessário. Encerrar qualquer sessão remota após o uso e garantir que nenhum aplicativo permaneça ativo.</text:p>
        </text:list-item>
        <text:list-item>
          <text:p text:style-name="P10">Ter cuidado com os e-mails suspeitos, ficando atento aos e-mails recebidos,especialmente aqueles com solicitações urgentes, links suspeitos ou anexos desconhecidos. Nunca clique em links ou baixe anexos de fontes não confiáveis.</text:p>
        </text:list-item>
        <text:list-item>
          <text:p text:style-name="P11">Fazer backup regularmente dos arquivos importantes em um disco rígidoexterno e evite armazenar senhas de forma não segura em seu computador.</text:p>
        </text:list-item>
        <text:list-item>
          <text:p text:style-name="P12">Utilizar redes seguras, sempre que possível, evitando acessar sistemasconfidenciais em redes Wi-Fi públicas ou não seguras.</text:p>
        </text:list-item>
        <text:list-item>
          <text:p text:style-name="P13">Qualquer acesso aos sistemas do INSS feito de forma automatizado, via robôou script de automatização, será considerado Incidente de Segurança e acarretará bloqueios das credenciais de acesso e do endereço IP uso do no acesso à Internet.</text:p>
        </text:list-item>
        <text:list-item>
          <text:p text:style-name="P14">Seguir corretamente as orientações de segurança cibernética fornecidas peloINSS estando sempre atento às melhores práticas de proteção de dados.</text:p>
        </text:list-item>
      </text:list>
      <text:p text:style-name="P15">Reconheço e concordo com as boas práticas de segurança cibernética</text:p>
      <text:p text:style-name="P16">e me comprometo a tomar todas as medidas necessárias para proteger as informações advindas do INSS, de modo a garantir a integridade e confidencialidade dos dados.</text:p>
      <text:p text:style-name="P17"><text:span text:style-name="T18">Ciente e de acordo,</text:span><text:s/><text:bookmark-start text:name="_Hlk200552114"/>[onshow.tbsCidadeUF]<text:span text:style-name="T19">, de<text:s/></text:span>[onshow.tbsDia]<text:s/>de<text:s/>[onshow.tbsMes]<text:s/><text:span text:style-name="T20">de<text:s/></text:span>[onshow.tbsAno]<text:span text:style-name="T21">.</text:span><text:bookmark-end text:name="_Hlk200552114"/></text:p>
      <text:p text:style-name="P22"><text:span text:style-name="T23">_______________________________________</text:span></text:p>
      <text:p text:style-name="P24"><text:span text:style-name="T25">Assinatura</text:span></text:p>
      <text:p text:style-name="P26"><text:span text:style-name="T27">NOTA EXPLICATIVA: Os campos que constam em branco devem ser preenchidos de acordo com as informações elencadas abaixo. Essa tabela não faz parte deste documento, deve ser deletada após o preenchimento.</text:span></text:p>
      <text:soft-page-break/>
      <text:p text:style-name="P28"><text:span text:style-name="T29">(1)Nome completo do advogado ou do cadastrador externo.</text:span></text:p>
      <text:p text:style-name="P30"><text:span text:style-name="T31">(2*)Número de inscrição na<text:s/></text:span>Ordem dos Advogados do Brasil. Suprimir o texto</text:p>
      <text:p text:style-name="P32">"<text:span text:style-name="T33">regularmente inscrito na Ordem dos Advogados do Brasil Seccional<text:s/></text:span>[onshow.tbsSeccional]<text:span text:style-name="T34"><text:s/>(2*)</text:span>", quando não for advogado.</text:p>
      <text:list text:style-name="LFO2" text:continue-numbering="true">
        <text:list-item>
          <text:p text:style-name="P35"><text:span text:style-name="T36">Nº do CPF.</text:span></text:p>
        </text:list-item>
        <text:list-item>
          <text:p text:style-name="P37"><text:span text:style-name="T38">Endereço completo com CEP.</text:span></text:p>
        </text:list-item>
        <text:list-item>
          <text:p text:style-name="P39"><text:span text:style-name="T40">Unidade da Federação da Seccional da OAB.</text:span></text:p>
        </text:list-item>
        <text:list-item>
          <text:p text:style-name="P41"><text:span text:style-name="T42">Local e data.</text:span></text:p>
        </text:list-item>
        <text:list-item>
          <text:p text:style-name="P43"><text:span text:style-name="T44">Ano.</text:span></text:p>
        </text:list-item>
      </text:list>
      <text:p text:style-name="P45"><text:span text:style-name="T4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309in" fo:line-height="107%" fo:margin-left="0.0027in">
        <style:tab-stops/>
      </style:paragraph-properties>
      <style:text-properties style:font-name="Calibri" style:font-name-asian="Calibri" style:font-name-complex="Calibri" fo:color="#000000" fo:font-size="13pt" style:font-size-asian="13pt" fo:hyphenate="false"/>
    </style:style>
    <style:style style:name="Normal" style:display-name="Normal" style:family="paragraph">
      <style:paragraph-properties fo:text-align="justify" fo:margin-bottom="0.1729in" fo:line-height="111%" fo:margin-left="0.0166in" fo:text-indent="-0.0069in">
        <style:tab-stops/>
      </style:paragraph-properties>
      <style:text-properties style:font-name="Calibri" style:font-name-asian="Calibri" style:font-name-complex="Calibri" fo:color="#000000" fo:font-size="14pt" style:font-size-asian="14pt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Calibri" style:font-name-asian="Calibri" style:font-name-complex="Calibri" fo:color="#000000" fo:font-size="13pt" style:font-size-asian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0576in" text:min-label-width="0in" text:list-level-position-and-space-mode="label-alignment">
          <style:list-level-label-alignment text:label-followed-by="listtab" fo:margin-left="0.0576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902in" text:min-label-width="0in" text:list-level-position-and-space-mode="label-alignment">
          <style:list-level-label-alignment text:label-followed-by="listtab" fo:margin-left="0.7902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902in" text:min-label-width="0in" text:list-level-position-and-space-mode="label-alignment">
          <style:list-level-label-alignment text:label-followed-by="listtab" fo:margin-left="1.2902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902in" text:min-label-width="0in" text:list-level-position-and-space-mode="label-alignment">
          <style:list-level-label-alignment text:label-followed-by="listtab" fo:margin-left="1.7902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902in" text:min-label-width="0in" text:list-level-position-and-space-mode="label-alignment">
          <style:list-level-label-alignment text:label-followed-by="listtab" fo:margin-left="2.2902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902in" text:min-label-width="0in" text:list-level-position-and-space-mode="label-alignment">
          <style:list-level-label-alignment text:label-followed-by="listtab" fo:margin-left="2.7902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902in" text:min-label-width="0in" text:list-level-position-and-space-mode="label-alignment">
          <style:list-level-label-alignment text:label-followed-by="listtab" fo:margin-left="3.2902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902in" text:min-label-width="0in" text:list-level-position-and-space-mode="label-alignment">
          <style:list-level-label-alignment text:label-followed-by="listtab" fo:margin-left="3.7902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902in" text:min-label-width="0in" text:list-level-position-and-space-mode="label-alignment">
          <style:list-level-label-alignment text:label-followed-by="listtab" fo:margin-left="4.2902in" fo:text-indent="0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list-format-name="NLF1" style:num-format="1" text:start-value="3">
        <style:list-level-properties text:space-before="0.2743in" text:min-label-width="0in" text:list-level-position-and-space-mode="label-alignment">
          <style:list-level-label-alignment text:label-followed-by="listtab" fo:margin-left="0.2743in" fo:text-indent="0in"/>
        </style:list-level-properties>
      </text:list-level-style-number>
      <text:list-level-style-number text:level="2" text:style-name="WW_CharLFO2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(%1%)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8305in" fo:margin-left="0.8305in" fo:margin-bottom="0.834in" fo:margin-right="0.83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Roberto Woicickoski</meta:initial-creator>
    <dc:creator>Roberto Woicickoski</dc:creator>
    <meta:creation-date>2025-06-11T20:26:00Z</meta:creation-date>
    <dc:date>2025-06-11T20:26:00Z</dc:date>
    <meta:template xlink:href="Normal.dotm" xlink:type="simple"/>
    <meta:editing-cycles>2</meta:editing-cycles>
    <meta:editing-duration>PT0S</meta:editing-duration>
    <meta:document-statistic meta:page-count="3" meta:paragraph-count="7" meta:word-count="613" meta:character-count="3917" meta:row-count="27" meta:non-whitespace-character-count="3311"/>
  </office:meta>
</office:document-meta>
</file>